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BE0000033AA5331E69ABD46D54.png" manifest:media-type="image/png"/>
  <manifest:file-entry manifest:full-path="Pictures/10000001000002B90000031BD9845651214D1368.png" manifest:media-type="image/png"/>
  <manifest:file-entry manifest:full-path="Pictures/10000001000002400000027C02B0FAF593592488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2" draw:name="Obrázek1" text:anchor-type="char" svg:width="17.353cm" svg:height="20.417cm" draw:z-index="0"><draw:image xlink:href="Pictures/10000001000002BE0000033AA5331E69ABD46D54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Obrázek2" text:anchor-type="char" svg:width="17.711cm" svg:height="20.202cm" draw:z-index="1"><draw:image xlink:href="Pictures/10000001000002B90000031BD9845651214D1368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Obrázek3" text:anchor-type="char" svg:x="-0.646cm" svg:y="-1.496cm" svg:width="18.84cm" svg:height="20.803cm" draw:z-index="2"><draw:image xlink:href="Pictures/10000001000002400000027C02B0FAF593592488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cs" fo:country="CZ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s" fo:country="CZ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27T10:59:30.220000000</meta:creation-date>
    <dc:date>2024-12-27T11:02:51.061000000</dc:date>
    <meta:editing-duration>PT3M21S</meta:editing-duration>
    <meta:editing-cycles>1</meta:editing-cycles>
    <meta:document-statistic meta:table-count="0" meta:image-count="3" meta:object-count="0" meta:page-count="4" meta:paragraph-count="0" meta:word-count="0" meta:character-count="0" meta:non-whitespace-character-count="0"/>
    <meta:generator>LibreOffice/7.4.3.2$Windows_X86_64 LibreOffice_project/1048a8393ae2eeec98dff31b5c133c5f1d08b890</meta:generator>
  </office:meta>
</office:document-meta>
</file>